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4" office:value-type="string" calcext:value-type="string">
            <text:p>Name</text:p>
          </table:table-cell>
          <table:table-cell table:style-name="ce1" table:number-columns-repeated="1022"/>
          <table:table-cell/>
        </table:table-row>
        <table:table-row table:style-name="ro1">
          <table:table-cell table:style-name="ce4" office:value-type="string" calcext:value-type="string">
            <text:p>Actio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djudicator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ffliction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lly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rms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>
            <text:p>Arr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s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ttac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ttack Reac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ur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x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rut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he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a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Clu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agg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fense Reac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raconi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rag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art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lementa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quipme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Flai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eneri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uardia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Gu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amm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a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r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llusioni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st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nvoc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te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andmark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eg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gh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ightni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ut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chanologis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nto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Mercha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inj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ff-Han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rb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isto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laceholder C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ang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sourc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uneblad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cept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cyth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ado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hapeshift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taff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Swo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oke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rap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arrio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eap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izard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Young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H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2H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22:55:34.2995963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7-13T22:56:07.587115558</dc:date>
    <meta:editing-duration>PT26M26S</meta:editing-duration>
    <meta:editing-cycles>24</meta:editing-cycles>
    <meta:generator>LibreOffice/7.2.5.2$MacOSX_X86_64 LibreOffice_project/499f9727c189e6ef3471021d6132d4c694f357e5</meta:generator>
    <meta:document-statistic meta:table-count="1" meta:cell-count="69" meta:object-count="0"/>
  </office:meta>
</office:document-meta>
</file>